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Exception.MetaData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Exception.MetaDataExceptio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Exception.MetaDataException( Throwable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Exception.MetaDataExceptio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